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274cm" fo:min-width="2.548cm"/>
    </style:style>
    <style:style style:name="gr2" style:family="graphic" style:parent-style-name="standard">
      <style:graphic-properties draw:stroke="none" svg:stroke-color="#000000" draw:fill="none" draw:fill-color="#ffffff" fo:min-height="2.671cm"/>
    </style:style>
    <style:style style:name="gr3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1.274cm" fo:min-width="2.548cm"/>
    </style:style>
    <style:style style:name="gr4" style:family="graphic" style:parent-style-name="objectwithoutfill">
      <style:graphic-properties svg:stroke-width="0.076cm" svg:stroke-color="#000000" draw:marker-start="Dimension_20_Lines" draw:marker-start-width="0.621cm" draw:marker-end="Dimension_20_Lines" draw:marker-end-width="0.621cm" draw:fill="none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svg:stroke-width="0.076cm" svg:stroke-color="#000000" draw:marker-start="Dimension_20_Lines" draw:marker-start-width="0.621cm" draw:marker-end="" draw:marker-end-width="0.621cm" draw:fill="none" draw:textarea-vertical-align="middle" fo:padding-top="0.163cm" fo:padding-bottom="0.163cm" fo:padding-left="0.288cm" fo:padding-right="0.288cm"/>
    </style:style>
    <style:style style:name="gr7" style:family="graphic" style:parent-style-name="objectwithoutfill">
      <style:graphic-properties draw:stroke="dash" draw:stroke-dash="Fine_20_Dashed" svg:stroke-width="0.076cm" svg:stroke-color="#000000" draw:marker-start="Dimension_20_Lines" draw:marker-start-width="0.621cm" draw:marker-end="" draw:marker-end-width="0.621cm" draw:fill="none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51cm" svg:stroke-color="#000000" draw:marker-start-width="0.369cm" draw:marker-end-width="0.36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1cm" svg:stroke-color="#000000" draw:marker-start-width="0.355cm" draw:marker-end="Symmetric_20_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25cm" svg:stroke-color="#95231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solid" draw:fill-color="#c2e0a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color="#94070a" style:text-line-through-style="none" style:text-line-through-type="non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524cm" svg:x="0.127cm" svg:y="0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524cm" svg:x="4.064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0.254cm" svg:y="0.381cm">
          <draw:text-box>
            <text:p><text:span text:style-name="T1">(0, “a”)</text:span></text:p>
          </draw:text-box>
        </draw:frame>
        <draw:frame draw:style-name="gr2" draw:text-style-name="P2" draw:layer="layout" svg:width="5.207cm" svg:height="2.921cm" svg:x="4.191cm" svg:y="0.381cm">
          <draw:text-box>
            <text:p><text:span text:style-name="T1">(0, “b”)</text:span></text:p>
          </draw:text-box>
        </draw:frame>
        <draw:custom-shape draw:style-name="gr1" draw:text-style-name="P1" draw:layer="layout" svg:width="3.048cm" svg:height="1.524cm" svg:x="11.938cm" svg:y="0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524cm" svg:x="8.001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8.128cm" svg:y="0.381cm">
          <draw:text-box>
            <text:p><text:span text:style-name="T1">(</text:span><text:span text:style-name="T1">1</text:span><text:span text:style-name="T1">, </text:span><text:span text:style-name="T1">“</text:span><text:span text:style-name="T1">c</text:span><text:span text:style-name="T1">”</text:span><text:span text:style-name="T1">)</text:span></text:p>
          </draw:text-box>
        </draw:frame>
        <draw:frame draw:style-name="gr2" draw:text-style-name="P2" draw:layer="layout" svg:width="5.207cm" svg:height="2.921cm" svg:x="12.065cm" svg:y="0.381cm">
          <draw:text-box>
            <text:p><text:span text:style-name="T1">(2, “d”)</text:span></text:p>
          </draw:text-box>
        </draw:frame>
        <draw:custom-shape draw:style-name="gr3" draw:text-style-name="P3" draw:layer="layout" svg:width="3.048cm" svg:height="1.524cm" svg:x="15.875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16.002cm" svg:y="0.381cm">
          <draw:text-box>
            <text:p><text:span text:style-name="T1">(1, “q”)</text:span></text:p>
          </draw:text-box>
        </draw:frame>
        <draw:line draw:style-name="gr4" draw:text-style-name="P4" draw:layer="layout" svg:x1="7.112cm" svg:y1="2.794cm" svg:x2="14.972cm" svg:y2="2.824cm">
          <text:p/>
        </draw:line>
        <draw:line draw:style-name="gr4" draw:text-style-name="P4" draw:layer="layout" svg:x1="11.924cm" svg:y1="2.824cm" svg:x2="14.973cm" svg:y2="2.824cm">
          <text:p/>
        </draw:line>
        <draw:frame draw:style-name="gr5" draw:text-style-name="P2" draw:layer="layout" svg:width="0.867cm" svg:height="0.962cm" svg:x="12.962cm" svg:y="1.794cm">
          <draw:text-box>
            <text:p><text:span text:style-name="T1">2</text:span></text:p>
          </draw:text-box>
        </draw:frame>
        <draw:line draw:style-name="gr6" draw:text-style-name="P4" draw:layer="layout" svg:x1="11.035cm" svg:y1="2.824cm" svg:x2="11.924cm" svg:y2="2.824cm">
          <text:p/>
        </draw:line>
        <draw:frame draw:style-name="gr5" draw:text-style-name="P5" draw:layer="layout" svg:width="1.27cm" svg:height="0.962cm" svg:x="11.035cm" svg:y="1.935cm">
          <draw:text-box>
            <text:p><text:span text:style-name="T2">+</text:span><text:span text:style-name="T2">1</text:span></text:p>
          </draw:text-box>
        </draw:frame>
        <draw:frame draw:style-name="gr5" draw:text-style-name="P2" draw:layer="layout" svg:width="0.867cm" svg:height="0.962cm" svg:x="9.13cm" svg:y="1.808cm">
          <draw:text-box>
            <text:p><text:span text:style-name="T1">1</text:span></text:p>
          </draw:text-box>
        </draw:frame>
        <draw:frame draw:style-name="gr5" draw:text-style-name="P5" draw:layer="layout" svg:width="1.27cm" svg:height="0.962cm" svg:x="7.098cm" svg:y="1.935cm">
          <draw:text-box>
            <text:p><text:span text:style-name="T2">+1</text:span></text:p>
          </draw:text-box>
        </draw:frame>
        <draw:line draw:style-name="gr6" draw:text-style-name="P4" draw:layer="layout" svg:x1="8.001cm" svg:y1="2.794cm" svg:x2="8.89cm" svg:y2="2.794cm">
          <text:p/>
        </draw:line>
        <draw:line draw:style-name="gr7" draw:text-style-name="P4" draw:layer="layout" svg:x1="4.064cm" svg:y1="2.794cm" svg:x2="7.113cm" svg:y2="2.794cm">
          <text:p/>
        </draw:line>
        <draw:frame draw:style-name="gr5" draw:text-style-name="P2" draw:layer="layout" svg:width="0.867cm" svg:height="0.962cm" svg:x="5.102cm" svg:y="1.778cm">
          <draw:text-box>
            <text:p><text:span text:style-name="T1">0</text:span></text:p>
          </draw:text-box>
        </draw:frame>
        <draw:line draw:style-name="gr4" draw:text-style-name="P4" draw:layer="layout" svg:x1="7.112cm" svg:y1="2.794cm" svg:x2="14.972cm" svg:y2="2.824cm">
          <text:p/>
        </draw:line>
        <draw:line draw:style-name="gr6" draw:text-style-name="P4" draw:layer="layout" svg:x1="3.175cm" svg:y1="2.794cm" svg:x2="4.064cm" svg:y2="2.794cm">
          <text:p/>
        </draw:line>
        <draw:frame draw:style-name="gr5" draw:text-style-name="P5" draw:layer="layout" svg:width="1.27cm" svg:height="0.962cm" svg:x="3.175cm" svg:y="1.959cm">
          <draw:text-box>
            <text:p><text:span text:style-name="T2">+1</text:span></text:p>
          </draw:text-box>
        </draw:frame>
        <draw:line draw:style-name="gr7" draw:text-style-name="P4" draw:layer="layout" svg:x1="0.127cm" svg:y1="2.794cm" svg:x2="3.176cm" svg:y2="2.794cm">
          <text:p/>
        </draw:line>
        <draw:frame draw:style-name="gr5" draw:text-style-name="P2" draw:layer="layout" svg:width="0.867cm" svg:height="0.962cm" svg:x="1.165cm" svg:y="1.778cm">
          <draw:text-box>
            <text:p><text:span text:style-name="T1">0</text:span></text:p>
          </draw:text-box>
        </draw:frame>
        <draw:g>
          <draw:path draw:style-name="gr8" draw:text-style-name="P4" draw:layer="layout" svg:width="0.989cm" svg:height="9.199cm" draw:transform="rotate (-1.5707963267949) translate (9.4080390147917cm 3.3590625cm)" svg:viewBox="0 0 990 9200" svg:d="M8 9192c777 59 1397-161 635-3709s-635-5160-635-5483">
            <text:p/>
          </draw:path>
          <draw:path draw:style-name="gr8" draw:text-style-name="P4" draw:layer="layout" svg:width="0.989cm" svg:height="9.199cm" draw:transform="rotate (1.5707963267949) translate (9.72296098520831cm 4.3491170416742cm)" svg:viewBox="0 0 990 9200" svg:d="M982 9192c-777 59-1397-161-635-3709s635-5160 635-5483">
            <text:p/>
          </draw:path>
          <draw:line draw:style-name="gr8" draw:text-style-name="P4" draw:layer="layout" svg:x1="9.746cm" svg:y1="3.362cm" svg:x2="9.553cm" svg:y2="3.606cm">
            <text:p/>
          </draw:line>
          <draw:line draw:style-name="gr8" draw:text-style-name="P4" draw:layer="layout" svg:x1="9.378cm" svg:y1="3.358cm" svg:x2="9.562cm" svg:y2="3.58cm">
            <text:p/>
          </draw:line>
        </draw:g>
        <draw:frame draw:style-name="gr5" draw:text-style-name="P2" draw:layer="layout" svg:width="0.867cm" svg:height="0.962cm" svg:x="9.144cm" svg:y="3.483cm">
          <draw:text-box>
            <text:p><text:span text:style-name="T1">8</text:span></text:p>
          </draw:text-box>
        </draw:frame>
        <draw:line draw:style-name="gr9" draw:text-style-name="P4" draw:layer="layout" svg:x1="17.145cm" svg:y1="2.032cm" svg:x2="16.637cm" svg:y2="1.143cm">
          <text:p/>
        </draw:line>
        <draw:line draw:style-name="gr4" draw:text-style-name="P4" draw:layer="layout" svg:x1="14.892cm" svg:y1="2.823cm" svg:x2="18.923cm" svg:y2="2.794cm">
          <text:p/>
        </draw:line>
        <draw:line draw:style-name="gr6" draw:text-style-name="P4" draw:layer="layout" svg:x1="15.862cm" svg:y1="2.826cm" svg:x2="14.973cm" svg:y2="2.826cm">
          <text:p/>
        </draw:line>
        <draw:frame draw:style-name="gr5" draw:text-style-name="P5" draw:layer="layout" svg:width="1.27cm" svg:height="0.962cm" svg:x="14.842cm" svg:y="1.918cm">
          <draw:text-box>
            <text:p><text:span text:style-name="T2">+</text:span><text:span text:style-name="T2">1</text:span></text:p>
          </draw:text-box>
        </draw:frame>
        <draw:custom-shape draw:style-name="gr1" draw:text-style-name="P1" draw:layer="layout" svg:width="3.048cm" svg:height="1.524cm" svg:x="19.685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19.812cm" svg:y="0.381cm">
          <draw:text-box>
            <text:p><text:span text:style-name="T1">(</text:span><text:span text:style-name="T3">3</text:span><text:span text:style-name="T1">1, “e”)</text:span></text:p>
          </draw:text-box>
        </draw:frame>
        <draw:frame draw:style-name="gr5" draw:text-style-name="P2" draw:layer="layout" svg:width="0.867cm" svg:height="0.962cm" svg:x="16.891cm" svg:y="1.778cm">
          <draw:text-box>
            <text:p><text:span text:style-name="T1">1</text:span></text:p>
          </draw:text-box>
        </draw:frame>
        <draw:line draw:style-name="gr10" draw:text-style-name="P4" draw:layer="layout" svg:x1="20.32cm" svg:y1="0.635cm" svg:x2="20.574cm" svg:y2="1.143cm">
          <text:p/>
        </draw:line>
        <draw:line draw:style-name="gr10" draw:text-style-name="P4" draw:layer="layout" svg:x1="20.574cm" svg:y1="0.635cm" svg:x2="20.32cm" svg:y2="1.1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5:05:10.147032887</meta:creation-date>
    <dc:date>2020-08-05T00:41:58.867488459</dc:date>
    <meta:editing-duration>PT1H2M52S</meta:editing-duration>
    <meta:editing-cycles>18</meta:editing-cycles>
    <meta:generator>LibreOffice/6.0.7.3$Linux_X86_64 LibreOffice_project/00m0$Build-3</meta:generator>
    <meta:document-statistic meta:object-count="40"/>
  </office:meta>
</office:document-meta>
</file>